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200307</text:span></text:p>
      <text:p text:style-name="P8"/>
      <text:p text:style-name="Standard"><text:span text:style-name="T4">שם העסק/מבנה</text:span><text:span text:style-name="T3"> <text:s text:c="2"/></text:span><text:span text:style-name="T1">מוסך טויוטה</text:span></text:p>
      <text:p text:style-name="Standard"><text:span text:style-name="T4">כתובת</text:span><text:span text:style-name="T3"> </text:span><text:span text:style-name="T4"><text:s text:c="2"/></text:span><text:span text:style-name="T1">נדב בסקינד 6 ראשון לציון</text:span></text:p>
      <text:p text:style-name="P9"/>
      <text:p text:style-name="Standard"><text:span text:style-name="T4">טלפון</text:span><text:span text:style-name="T1"> <text:s text:c="5"/>050-5264533 <text:s text:c="138"/></text:span></text:p>
      <text:p text:style-name="P9"/>
      <text:p text:style-name="Standard"><text:span text:style-name="T4">המפתחות נמצאים</text:span><text:span text:style-name="T1"> <text:s text:c="5"/></text:span></text:p>
      <text:p text:style-name="P5"/>
      <text:p text:style-name="Standard"><text:span text:style-name="T4">מיקום מפסק זרם ראשי</text:span><text:span text:style-name="T1"> <text:s/>בעמדת פיקוד הכבאים כניסה מחזית צפונית <text:s text:c="8"/></text:span></text:p>
      <text:p text:style-name="P5"/>
      <text:p text:style-name="Standard"><text:span text:style-name="T4">גנרטור: </text:span><text:span text:style-name="T1">קיים /</text:span><text:span text:style-name="T5">לא קיים</text:span></text:p>
      <text:p text:style-name="Standard"><text:span text:style-name="T4">מיקום ברזי כיבוי עיקריים "3</text:span><text:span text:style-name="T1"> ברחבת כיבוי אש <text:s text:c="98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יציק ויניק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0-5264533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לריית שמנים וסולר בפינה הצפון מזרחית של המבנה בקומת הקרקע.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תא צביעה בקומה העליונה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1"><text:span text:style-name="T1">שמן רכב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בקומת הקרקע חזית מזרחית יש פתח הסנקת קצף חיצוני אל חדר ( גלריה)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אחסנת השמן והסולר במוסך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1T09:01:00</meta:creation-date>
    <dc:date>2013-08-11T09:28:00</dc:date>
    <meta:editing-duration>PT27S</meta:editing-duration>
    <meta:generator>OpenOffice/4.0.1$Win32 OpenOffice.org_project/401m5$Build-9714</meta:generator>
    <meta:document-statistic meta:table-count="6" meta:image-count="0" meta:object-count="0" meta:page-count="2" meta:paragraph-count="50" meta:word-count="154" meta:character-count="15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